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Code">
      <style:text-properties fo:font-size="10pt" style:font-size-asian="10pt" style:font-size-complex="10pt"/>
    </style:style>
    <style:style style:name="P3" style:family="paragraph" style:parent-style-name="Standard">
      <style:text-properties officeooo:paragraph-rsid="0016d039"/>
    </style:style>
    <style:style style:name="P4" style:family="paragraph" style:parent-style-name="Standard" style:list-style-name="L1">
      <style:text-properties officeooo:paragraph-rsid="0016d039"/>
    </style:style>
    <style:style style:name="P5" style:family="paragraph" style:parent-style-name="Standard" style:list-style-name="L3"/>
    <style:style style:name="P6" style:family="paragraph" style:parent-style-name="Standard" style:list-style-name="L4">
      <style:text-properties officeooo:paragraph-rsid="0016d039"/>
    </style:style>
    <style:style style:name="P7" style:family="paragraph" style:parent-style-name="Standard" style:list-style-name="L5"/>
    <style:style style:name="P8" style:family="paragraph" style:parent-style-name="Standard" style:list-style-name="L6"/>
    <style:style style:name="P9" style:family="paragraph" style:parent-style-name="Standard" style:list-style-name="L7"/>
    <style:style style:name="P10" style:family="paragraph" style:parent-style-name="Standard" style:list-style-name="L7">
      <style:text-properties officeooo:paragraph-rsid="0016d039"/>
    </style:style>
    <style:style style:name="P11" style:family="paragraph" style:parent-style-name="Standard" style:list-style-name="L8">
      <style:text-properties officeooo:paragraph-rsid="001858b9"/>
    </style:style>
    <style:style style:name="P12" style:family="paragraph" style:parent-style-name="Standard" style:list-style-name="L9">
      <style:text-properties officeooo:paragraph-rsid="001a5fa0"/>
    </style:style>
    <style:style style:name="P13" style:family="paragraph" style:parent-style-name="Standard" style:list-style-name="L10">
      <style:text-properties officeooo:paragraph-rsid="001ac12c"/>
    </style:style>
    <style:style style:name="P14" style:family="paragraph" style:parent-style-name="Standard" style:list-style-name="L11"/>
    <style:style style:name="P15" style:family="paragraph" style:parent-style-name="Standard" style:list-style-name="L12"/>
    <style:style style:name="P16" style:family="paragraph" style:parent-style-name="Standard" style:list-style-name="L12">
      <style:text-properties officeooo:paragraph-rsid="001ac12c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text-properties officeooo:paragraph-rsid="001ac12c"/>
    </style:style>
    <style:style style:name="P19" style:family="paragraph" style:parent-style-name="Standard" style:list-style-name="L13"/>
    <style:style style:name="P20" style:family="paragraph" style:parent-style-name="Standard">
      <style:text-properties officeooo:paragraph-rsid="001d1022"/>
    </style:style>
    <style:style style:name="P21" style:family="paragraph" style:parent-style-name="Standard" style:list-style-name="L14">
      <style:text-properties officeooo:paragraph-rsid="001dfc23"/>
    </style:style>
    <style:style style:name="P22" style:family="paragraph" style:parent-style-name="Standard">
      <style:text-properties officeooo:paragraph-rsid="001dfc23"/>
    </style:style>
    <style:style style:name="P23" style:family="paragraph" style:parent-style-name="Standard" style:list-style-name="L15">
      <style:text-properties officeooo:paragraph-rsid="001dfc23"/>
    </style:style>
    <style:style style:name="P24" style:family="paragraph" style:parent-style-name="Standard" style:list-style-name="L16"/>
    <style:style style:name="P25" style:family="paragraph" style:parent-style-name="Standard" style:list-style-name="L17"/>
    <style:style style:name="P26" style:family="paragraph" style:parent-style-name="Standard" style:list-style-name="L18"/>
    <style:style style:name="P27" style:family="paragraph" style:parent-style-name="Standard" style:list-style-name="L19"/>
    <style:style style:name="P28" style:family="paragraph" style:parent-style-name="Standard">
      <style:text-properties officeooo:paragraph-rsid="001fde6a"/>
    </style:style>
    <style:style style:name="P29" style:family="paragraph" style:parent-style-name="Standard">
      <style:text-properties officeooo:paragraph-rsid="0020ac25"/>
    </style:style>
    <style:style style:name="P30" style:family="paragraph" style:parent-style-name="Standard" style:list-style-name="L20"/>
    <style:style style:name="P31" style:family="paragraph" style:parent-style-name="Standard" style:list-style-name="L21"/>
    <style:style style:name="P32" style:family="paragraph" style:parent-style-name="Standard" style:list-style-name="L22"/>
    <style:style style:name="T1" style:family="text">
      <style:text-properties officeooo:rsid="0016d039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16d039" style:font-style-asian="italic" style:font-weight-asian="bold" style:font-style-complex="italic" style:font-weight-complex="bold"/>
    </style:style>
    <style:style style:name="T5" style:family="text">
      <style:text-properties officeooo:rsid="001858b9"/>
    </style:style>
    <style:style style:name="T6" style:family="text">
      <style:text-properties officeooo:rsid="001ac12c"/>
    </style:style>
    <style:style style:name="T7" style:family="text">
      <style:text-properties officeooo:rsid="001c9fac"/>
    </style:style>
    <style:style style:name="T8" style:family="text">
      <style:text-properties style:font-name="Courier New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teliers</text:p>
      <text:p text:style-name="Standard">« Spring / Kafka »</text:p>
      <text:p text:style-name="Standard">Pré-requis :</text:p>
      <text:p text:style-name="Standard">• Bonne connexion Internet</text:p>
      <text:p text:style-name="Standard">• Système d'exploitation : Linux / Windows / MacOS</text:p>
      <text:p text:style-name="Standard">• JDK21+, Maven</text:p>
      <text:p text:style-name="Standard">• IDE Recommandés : STS 4, IntelliJIDEA, VSCode avec support pour Lombok</text:p>
      <text:p text:style-name="Standard">• Docker, Git</text:p>
      <text:p text:style-name="Standard">• Apache JMeter</text:p>
      <text:p text:style-name="Standard">Dépôt des supports :</text:p>
      <text:p text:style-name="Standard">https://github.com/dthibau/springkafka</text:p>
      <text:p text:style-name="Standard">Dans le répertoire TPS, des sous-répertoires numérotés fournissent les fichiers sources nécessaires</text:p>
      <text:p text:style-name="Standard">pour les ateliers.</text:p>
      <text:p text:style-name="Standard">Dépôt des solutions :</text:p>
      <text:p text:style-name="Standard">https://github.com/dthibau/springkafka-solutions</text:p>
      <text:p text:style-name="Standard">Le dépôt contient des tags correspondants aux ateliers.</text:p>
      <text:p text:style-name="Standard">Images docker utilisées :</text:p>
      <text:p text:style-name="Standard">• docker.io/bitnami/kafka:3.7</text:p>
      <text:p text:style-name="Standard">• docker.redpanda.com/redpandadata/console:latest</text:p>
      <text:p text:style-name="Standard">• confluentinc/cp-schema-registry</text:p>
      <text:p text:style-name="Standard">• postgres:15.1</text:p>
      <text:p text:style-name="Standard">• dpage/pgadmin4Table des matières</text:p>
      <text:p text:style-name="Standard"/>
      <text:p text:style-name="Standard"/>
      <text:h text:style-name="P1" text:outline-level="1">Ateliers 1 : Le cluster kafka</text:h>
      <text:p text:style-name="Standard">1.1 Premier démarrage et logs</text:p>
      <text:p text:style-name="Standard">Visualiser le fichier docker-compose.yml</text:p>
      <text:p text:style-name="Standard">Il permet de démarrer un cluster 3 nœuds ainsi qu’un container RedpandaConsole pour</text:p>
      <text:p text:style-name="Standard">l’administration du cluster</text:p>
      <text:p text:style-name="Standard">Démarrer cette stack avec :</text:p>
      <text:p text:style-name="Standard">docker compose up -d</text:p>
      <text:p text:style-name="Standard">Observer les logs de démarrages d’un nœud</text:p>
      <text:p text:style-name="Standard">docker logs -f kafka-0</text:p>
      <text:p text:style-name="Standard">1.2 Utilisation des utilitaires</text:p>
      <text:p text:style-name="Standard">Ouvrir un bash sur un des nœuds</text:p>
      <text:p text:style-name="Standard">docker exec -it kafka-0 bash</text:p>
      <text:p text:style-name="Standard">Créer un topic testing avec 5 partitions et 2 répliques :</text:p>
      <text:p text:style-name="Standard">kafka-topics.sh --create --bootstrap-server localhost:9092 --replication-factor</text:p>
      <text:p text:style-name="Standard">2 –partitions 5 --topic testing</text:p>
      <text:p text:style-name="Standard">Lister les topics du cluster</text:p>
      <text:p text:style-name="Standard">Démarrer un producteur de message</text:p>
      <text:p text:style-name="Standard">kafka-console-producer.sh --broker-list localhost:9092 --topic testing --</text:p>
      <text:p text:style-name="Standard">property "parse.key=true" --property "key.separator=:"</text:p>
      <text:p text:style-name="Standard">Saisir quelques messages</text:p>
      <text:p text:style-name="Standard">Accéder à la description détaillée du topic (commande describe)</text:p>
      <text:p text:style-name="Standard">Consommer les messages depuis le début</text:p>
      <text:p text:style-name="Standard">kafka-console-consumer.sh --bootstrap-server localhost:9092 --topic testing --</text:p>
      <text:p text:style-name="Standard">from-beginning</text:p>
      <text:p text:style-name="Standard">Dans une autre fenêtre, lister les groupes de consommateurs et accéder au détail du groupe de</text:p>
      <text:p text:style-name="Standard">consommateur en lecture sur le topic testing</text:p>
      <text:p text:style-name="Standard">1.3 Redpanda Console</text:p>
      <text:p text:style-name="P3">Parcourir l’UI de Redpanda Console : http://localhost:9090Ateliers </text:p>
      <text:p text:style-name="P3"/>
      <text:h text:style-name="P1" text:outline-level="1">2 : Apache Kafka APIS</text:h>
      <text:h text:style-name="Heading_20_2" text:outline-level="2">2.1 Producer API</text:h>
      <text:h text:style-name="Heading_20_3" text:outline-level="3">2.1.1 Découverte du projet</text:h>
      <text:p text:style-name="Standard">Reprendre le projet Maven <text:span text:style-name="T3">$TP_DATA/</text:span><text:span text:style-name="T4">2</text:span><text:span text:style-name="T3">_KafkaAPIs/KafkaProducer</text:span></text:p>
      <text:p text:style-name="P3">Le projet est composé de :</text:p>
      <text:list text:style-name="L1">
        <text:list-item>
          <text:p text:style-name="P4">Une classe principale KafkaProducerApplication qui prend en arguments :</text:p>
          <text:list>
            <text:list-item>
              <text:p text:style-name="P4">nbThreads : Un nombre de threads</text:p>
            </text:list-item>
            <text:list-item>
              <text:p text:style-name="P4">nbMessages : Un nombre de message</text:p>
            </text:list-item>
            <text:list-item>
              <text:p text:style-name="P4">sleep : Un temps de pause</text:p>
            </text:list-item>
            <text:list-item>
              <text:p text:style-name="P4">sendMode : Le mode d’envoi : 0 pour Fire_And_Forget, 1 pour SYNCHRONE, 2 pour ASYNCHRONE</text:p>
            </text:list-item>
          </text:list>
        </text:list-item>
      </text:list>
      <text:p text:style-name="Standard"/>
      <text:p text:style-name="Standard">L’application instancie &lt;nbThreads&gt; de KafkaProducerThread et leur demande de s’exécuter.</text:p>
      <text:p text:style-name="Standard">Quand toutes les threads sont terminées, elle affiche le temps d’exécution</text:p>
      <text:list text:style-name="L3">
        <text:list-item>
          <text:p text:style-name="P5">Une classe KafkaProducerThread qui une fois instanciée envoie nbMessages tout les temps</text:p>
        </text:list-item>
      </text:list>
      <text:p text:style-name="P3">de pause selon un des 3 modes d’envoi.<text:line-break/>Les messages sont constitués</text:p>
      <text:list text:style-name="L4">
        <text:list-item>
          <text:list>
            <text:list-item>
              <text:p text:style-name="P6">d’une clé au format String: l’id du coursier. La clé sera sérialisée via la classe</text:p>
            </text:list-item>
          </text:list>
        </text:list-item>
      </text:list>
      <text:p text:style-name="Standard">org.apache.kafka.common.serialization.StringSerializer</text:p>
      <text:list text:style-name="L5">
        <text:list-item>
          <text:list>
            <text:list-item>
              <text:p text:style-name="P7">d’une valeur : Le coursier encapsulant sa Position. La valeur sera sérialisée grâce à la classe org.formation.JsonSerializer</text:p>
            </text:list-item>
          </text:list>
        </text:list-item>
      </text:list>
      <text:p text:style-name="Standard"/>
      <text:p text:style-name="Standard">Le package model contient les classes modélisant les données</text:p>
      <text:list text:style-name="L6">
        <text:list-item>
          <text:p text:style-name="P8">Position : Une position en latitude, longitude</text:p>
        </text:list-item>
        <text:list-item>
          <text:p text:style-name="P8">Coursier : Un coursier associé à une position</text:p>
        </text:list-item>
        <text:list-item>
          <text:p text:style-name="P8">SendMode : Une énumération des modes d’envoi</text:p>
        </text:list-item>
      </text:list>
      <text:p text:style-name="Standard"/>
      <text:h text:style-name="Heading_20_3" text:outline-level="3">2.1.2 Code du producer</text:h>
      <text:p text:style-name="Standard">La classe KafkaProducerThread est à compléter</text:p>
      <text:list text:style-name="L7">
        <text:list-item>
          <text:p text:style-name="P9">Dans la méthode _initProducer() Initialiser un KafkaProducer&lt;String,Coursier&gt; avec les propriétés de configuration suivante<text:span text:style-name="T1">s</text:span> :</text:p>
          <text:list>
            <text:list-item>
              <text:p text:style-name="P10">ProducerConfig.BOOTSTRAP_SERVERS_CONFIG</text:p>
            </text:list-item>
            <text:list-item>
              <text:p text:style-name="P10">ProducerConfig.KEY_SERIALIZER_CLASS_CONFIG</text:p>
            </text:list-item>
            <text:list-item>
              <text:p text:style-name="P10">ProducerConfig.VALUE_SERIALIZER_CLASS_CONFIG</text:p>
            </text:list-item>
          </text:list>
        </text:list-item>
      </text:list>
      <text:p text:style-name="Standard"/>
      <text:p text:style-name="Standard">Dans la boucle de la méthode run(),</text:p>
      <text:p text:style-name="Standard">Construire un ProducerRecord à chaque itération</text:p>
      <text:p text:style-name="Standard">Implémenter les 3 méthodes d’envoi</text:p>
      <text:list text:style-name="L8">
        <text:list-item>
          <text:p text:style-name="P11">Dans la méthode fire_and_forget(), afficher sur la console le ProducerRecord envoyé</text:p>
        </text:list-item>
        <text:list-item>
          <text:p text:style-name="P11">Dans l’envoi synchrone, méthode synchronous() afficher sur la console la réponse du broker</text:p>
        </text:list-item>
        <text:list-item>
          <text:p text:style-name="P11">Pour l’envoi asynchrone, méthode asynchronous() créer une classe de callback et y afficher sur la console la réponse du broker</text:p>
        </text:list-item>
      </text:list>
      <text:p text:style-name="Standard"/>
      <text:p text:style-name="Standard">Tester les 3 modes d’envoi <text:span text:style-name="T5">dans les mêmes conditions et comparer les temps d’exécution.</text:span></text:p>
      <text:p text:style-name="Standard"/>
      <text:h text:style-name="Heading_20_2" text:outline-level="2"><text:soft-page-break/>2.2 : Consumer API</text:h>
      <text:h text:style-name="Heading_20_3" text:outline-level="3">2.2.1 Mise en place base Postgres</text:h>
      <text:p text:style-name="Standard">Démarrer un serveur postgres et sa console d’administration</text:p>
      <text:p text:style-name="Standard">docker compose -f postgres-docker-compose.yml up -d</text:p>
      <text:p text:style-name="Standard">Accéder à localhost:81 et se logger avec admin@admin.com/admin</text:p>
      <text:p text:style-name="Standard">Enregistre un serveur avec comme paramètres de connexion :</text:p>
      <text:list text:style-name="L9">
        <text:list-item>
          <text:p text:style-name="P12">host : consumer-postgresql</text:p>
        </text:list-item>
        <text:list-item>
          <text:p text:style-name="P12">user : postgres</text:p>
        </text:list-item>
        <text:list-item>
          <text:p text:style-name="P12">password : postgres</text:p>
        </text:list-item>
      </text:list>
      <text:p text:style-name="Standard">Créer une base consumer et y exécuter le script de création de table fourni : <text:span text:style-name="T3">create-table.sql</text:span></text:p>
      <text:p text:style-name="Standard"/>
      <text:h text:style-name="Heading_20_3" text:outline-level="3">2.2.2 Implémentation</text:h>
      <text:p text:style-name="Standard">Reprendre le projet Maven $TP_DATA/2_KafkaAPIs/2.2_Consumer/KafkaConsumer</text:p>
      <text:p text:style-name="Standard">Le projet est composé de :</text:p>
      <text:list text:style-name="L10">
        <text:list-item>
          <text:p text:style-name="P13">Une classe principale <text:span text:style-name="T3">KafkaConsumerApplication</text:span> qui prend en arguments :</text:p>
          <text:list>
            <text:list-item>
              <text:p text:style-name="P13"><text:span text:style-name="T3">nbThreads</text:span> : Un nombre de threads</text:p>
            </text:list-item>
          </text:list>
        </text:list-item>
      </text:list>
      <text:p text:style-name="Standard">L’application instancie &lt;nbThreads&gt; KafkaConsumerThread et leur demande de s’exécuter. Le programme s’arrête au bout d’un certains temps.</text:p>
      <text:list text:style-name="L11">
        <text:list-item>
          <text:p text:style-name="P14">Une classe <text:span text:style-name="T3">KafkaConsumerThread</text:span> qui une fois instanciée poll le topic position avec un timeout de 100ms. Il traite les messages 1 à 1</text:p>
        </text:list-item>
        <text:list-item>
          <text:p text:style-name="P14">Le package model contient les classes modélisant les données</text:p>
          <text:list>
            <text:list-item>
              <text:p text:style-name="P14">Position : Une position en latitude, longitude</text:p>
            </text:list-item>
          </text:list>
        </text:list-item>
        <text:list-item>
          <text:p text:style-name="P14">Coursier : Un coursier associé à une position</text:p>
        </text:list-item>
      </text:list>
      <text:p text:style-name="Standard"/>
      <text:h text:style-name="Heading_20_3" text:outline-level="3">2.2.3 Code du consommateur</text:h>
      <text:p text:style-name="Standard">Compléter la boucle de réception des messages</text:p>
      <text:p text:style-name="Standard">Pour cela, vous devez</text:p>
      <text:list text:style-name="L12">
        <text:list-item>
          <text:p text:style-name="P16">Initialiser un KafkaConsumer avec les bonnes propriétés :</text:p>
          <text:list>
            <text:list-item>
              <text:p text:style-name="P16">ConsumerConfig.BOOTSTRAP_SERVERS_CONFIG</text:p>
            </text:list-item>
            <text:list-item>
              <text:p text:style-name="P16">ConsumerConfig.KEY_DESERIALIZER_CLASS_CONFIG</text:p>
            </text:list-item>
            <text:list-item>
              <text:p text:style-name="P16">ConsumerConfig.VALUE_DESERIALIZER_CLASS_CONFIG</text:p>
            </text:list-item>
            <text:list-item>
              <text:p text:style-name="P16">ConsumerConfig.GROUP_ID_CONFIG</text:p>
            </text:list-item>
            <text:list-item>
              <text:p text:style-name="P16">ConsumerConfig.AUTO_OFFSET_RESET_CONFIG à la valeur <text:span text:style-name="T3">earliest</text:span> pour recommencer depuis le début</text:p>
            </text:list-item>
          </text:list>
        </text:list-item>
        <text:list-item>
          <text:p text:style-name="P15">Implémenter la boucle de réception :</text:p>
          <text:list>
            <text:list-item>
              <text:p text:style-name="P16"><text:span text:style-name="T6">Insérer un enregistrement dans la base Postgres</text:span></text:p>
            </text:list-item>
            <text:list-item>
              <text:p text:style-name="P16">Afficher le nombre de messages reçu pour un poll et le nombre total de messages reçus depuis le démarrage du consommateur.</text:p>
            </text:list-item>
          </text:list>
        </text:list-item>
        <text:list-item>
          <text:p text:style-name="P15">Traiter la WakeupException</text:p>
          <text:list>
            <text:list-item>
              <text:p text:style-name="P15">Afficher le nombre de messages total reçus</text:p>
            </text:list-item>
          </text:list>
        </text:list-item>
      </text:list>
      <text:p text:style-name="Standard">Pour tester la réception, vous pouvez utiliser le programme précédent et le lancer afin qu’il exécute</text:p>
      <text:p text:style-name="Standard">de nombreux message :</text:p>
      <text:p text:style-name="Standard">Par exemple :</text:p>
      <text:p text:style-name="P17">producer_home$ java -jar target/producer-0.0.1-SNAPSHOT-jar-with-dependencies.jar 10 100000 500 0</text:p>
      <text:p text:style-name="Standard"/>
      <text:h text:style-name="Heading_20_3" text:outline-level="3"><text:soft-page-break/>2.2.4 Implémentation de ConsumerRebalanceListener</text:h>
      <text:p text:style-name="Standard">Modifier la classe <text:span text:style-name="T2">KafkaConsumerThread</text:span> afin qu’elle implémente l’interface <text:span text:style-name="T3">ConsumerRebalanceListener</text:span></text:p>
      <text:p text:style-name="Standard"/>
      <text:p text:style-name="Standard">Afficher les information de rééquilibrage sur la console dans les 2 méthodes.</text:p>
      <text:p text:style-name="Standard">Exemple d’implémentation :</text:p>
      <text:p text:style-name="Standard">@Override</text:p>
      <text:p text:style-name="Standard">public void onPartitionsRevoked(Collection&lt;TopicPartition&gt; partitions) {</text:p>
      <text:p text:style-name="Standard">System.out.println("Process " + ProcessHandle.current().pid()</text:p>
      <text:p text:style-name="Standard">+ " Thread " +id + " Revocation of " + partitions);</text:p>
      <text:p text:style-name="Standard">}</text:p>
      <text:p text:style-name="Standard">@Override</text:p>
      <text:p text:style-name="Standard">public void onPartitionsAssigned(Collection&lt;TopicPartition&gt; partitions) {</text:p>
      <text:p text:style-name="Standard">System.out.println("Process " + ProcessHandle.current().pid()</text:p>
      <text:p text:style-name="Standard">+ " Thread " +id + " Assignement of " + partitions);</text:p>
      <text:p text:style-name="Standard">}</text:p>
      <text:p text:style-name="Standard"/>
      <text:h text:style-name="Heading_20_3" text:outline-level="3">2.2.5 Tests</text:h>
      <text:p text:style-name="Standard">Une fois le programme mis au point, effectuer plusieurs tests</text:p>
      <text:p text:style-name="Standard">Tester qu’aucun message n’est perdu :</text:p>
      <text:p text:style-name="Standard">Démarrer le programme avec 1 thread arrêter puis redémarrer avec la même configuration</text:p>
      <text:p text:style-name="Standard">Tester la réaffectation de partitions :</text:p>
      <text:p text:style-name="Standard">Démarrer avec 2 threads</text:p>
      <text:p text:style-name="Standard">Puis démarrer un autre processus avec 1 threads</text:p>
      <text:p text:style-name="Standard">Puis un troisième processus avec 1 thread</text:p>
      <text:p text:style-name="P18">Arrêter un des processus précédents</text:p>
      <text:p text:style-name="P18"/>
      <text:h text:style-name="Heading_20_2" text:outline-level="2">2.3 Schema Registry et Avro</text:h>
      <text:p text:style-name="Standard"/>
      <text:h text:style-name="Heading_20_3" text:outline-level="3">2.3.1 Démarrage de Confuent Registry</text:h>
      <text:p text:style-name="Standard">Visualiser le fichier <text:span text:style-name="T3">TPS/2_KafkaAPIS/2.3_Schema/docker-compose.yml</text:span> fourni</text:p>
      <text:p text:style-name="Standard">Démarrer la stack</text:p>
      <text:p text:style-name="Standard">Accéder à http://localhost:8081/subjects</text:p>
      <text:p text:style-name="Standard">Vérifier que Redpanda se connecte correctement à Schema Registry</text:p>
      <text:p text:style-name="Standard">Consulter le mode de compatibilité du Schema Registry</text:p>
      <text:h text:style-name="Heading_20_3" text:outline-level="3">2.3.2 Producteur de message</text:h>
      <text:p text:style-name="Standard">Copier le projet KafkaProducer dans KafkaProducerAvro</text:p>
      <text:p text:style-name="Standard">Dépendances</text:p>
      <text:p text:style-name="Standard">Reprendre <text:span text:style-name="T3">TPS/2_KafkaAPIs/2.3_Schema/pom.xml</text:span> dans le nouveau projet</text:p>
      <text:p text:style-name="Standard">Mise au point schéma</text:p>
      <text:p text:style-name="Standard"/>
      <text:p text:style-name="Standard">Mettre au point un schéma Avro : src/main/resources/Coursier.avsc</text:p>
      <text:p text:style-name="Standard">{</text:p>
      <text:p text:style-name="Standard">"type": "record",</text:p>
      <text:p text:style-name="Standard">"name": "Coursier",</text:p>
      <text:p text:style-name="Standard">"namespace": "org.formation.model",</text:p>
      <text:p text:style-name="Standard">"fields": [</text:p>
      <text:p text:style-name="Standard"><text:soft-page-break/>{</text:p>
      <text:p text:style-name="Standard">"name": "id",</text:p>
      <text:p text:style-name="Standard">"type": "string"</text:p>
      <text:p text:style-name="Standard">},</text:p>
      <text:p text:style-name="Standard">{</text:p>
      <text:p text:style-name="Standard">"name": "position",</text:p>
      <text:p text:style-name="Standard">"type": [</text:p>
      <text:p text:style-name="Standard">{</text:p>
      <text:p text:style-name="Standard">"type":</text:p>
      <text:p text:style-name="Standard">"record",</text:p>
      <text:p text:style-name="Standard">"name": "Position",</text:p>
      <text:p text:style-name="Standard">"namespace": "org.formation.model",</text:p>
      <text:p text:style-name="Standard">"fields": [</text:p>
      <text:p text:style-name="Standard">{</text:p>
      <text:p text:style-name="Standard">"name": "latitude",</text:p>
      <text:p text:style-name="Standard">"type":</text:p>
      <text:p text:style-name="Standard">"double"</text:p>
      <text:p text:style-name="Standard">},</text:p>
      <text:p text:style-name="Standard">{</text:p>
      <text:p text:style-name="Standard">"name": "longitude",</text:p>
      <text:p text:style-name="Standard">"type": "double"</text:p>
      <text:p text:style-name="Standard">}</text:p>
      <text:p text:style-name="Standard">]</text:p>
      <text:p text:style-name="Standard">}</text:p>
      <text:p text:style-name="Standard">]</text:p>
      <text:p text:style-name="Standard">}</text:p>
      <text:p text:style-name="Standard">]</text:p>
      <text:p text:style-name="Standard">}</text:p>
      <text:p text:style-name="Standard"/>
      <text:p text:style-name="Standard">Supprimer les classes Coursier et Position du package <text:span text:style-name="T3">org.formation.model</text:span></text:p>
      <text:p text:style-name="P18">Effectuer un <text:span text:style-name="T3">mvn compile</text:span> et regarder les classes générées par le plugin Avro</text:p>
      <text:p text:style-name="P18">Fixer les erreurs de compilation</text:p>
      <text:p text:style-name="Standard">Enregistrement du schéma sur le serveur</text:p>
      <text:p text:style-name="Standard">Dans la classe main, changer le nom du topic en <text:span text:style-name="T3">position-avro</text:span> et définir l’adresse du serveur :</text:p>
      <text:p text:style-name="Standard">public static String TOPIC ="avro-position";</text:p>
      <text:p text:style-name="Standard">public static String REGISTRY_URL = "http://localhost:<text:span text:style-name="T7">8081</text:span>";</text:p>
      <text:p text:style-name="Standard"/>
      <text:p text:style-name="Standard">Dans une méthode init_registry() enregistrer le schéma sur le serveur programmatiquement :</text:p>
      <text:p text:style-name="Standard">private static void _initRegistry() throws IOException, RestClientException {</text:p>
      <text:p text:style-name="Standard">// avro schema avsc file path.</text:p>
      <text:p text:style-name="Standard">String schemaPath = "/Coursier.avsc";</text:p>
      <text:p text:style-name="Standard">// subject convention is "&lt;topic-name&gt;-value"</text:p>
      <text:p text:style-name="Standard">String subject = TOPIC + "-value";</text:p>
      <text:p text:style-name="Standard">InputStream inputStream =</text:p>
      <text:p text:style-name="Standard">KafkaProducerApplication.class.getResourceAsStream(schemaPath);</text:p>
      <text:p text:style-name="Standard">Schema avroSchema = new Schema.Parser().parse(inputStream);</text:p>
      <text:p text:style-name="Standard">CachedSchemaRegistryClient client = new</text:p>
      <text:p text:style-name="Standard">CachedSchemaRegistryClient(REGISTRY_URL, 20);</text:p>
      <text:p text:style-name="Standard">client.register(subject, new AvroSchema(avroSchema));</text:p>
      <text:p text:style-name="Standard">}</text:p>
      <text:p text:style-name="Standard">Appeler cette méthode avant le démarrage des threads</text:p>
      <text:p text:style-name="Standard"/>
      <text:p text:style-name="Standard"><text:soft-page-break/>Changement configuration KafkaProducer</text:p>
      <text:p text:style-name="Standard">Dans KafkaProducerThread , changer la configuration du Producer :</text:p>
      <text:list text:style-name="L13">
        <text:list-item>
          <text:p text:style-name="P19">ProducerConfig.VALUE_SERIALIZER_CLASS_CONFIG = io.confluent.kafka.serializers.KafkaAvroSerializer</text:p>
        </text:list-item>
        <text:list-item>
          <text:p text:style-name="P19">Qu’elle renseigne la clé AbstractKafkaSchemaSerDeConfig.SCHEMA_REGISTRY_URL_CONFIG</text:p>
        </text:list-item>
      </text:list>
      <text:p text:style-name="Standard">Modifier également le nom du topic à KafkaProducerApplication.TOPIC</text:p>
      <text:p text:style-name="Standard">Test et vérifications</text:p>
      <text:p text:style-name="Standard">Tester la production de message.</text:p>
      <text:p text:style-name="Standard">Accéder à http://localhost:8081/subjects</text:p>
      <text:p text:style-name="Standard">Puis à http://localhost:8081/schemas/</text:p>
      <text:p text:style-name="Standard">Vérifier que redpanda puisse lire les messages.</text:p>
      <text:p text:style-name="Standard"/>
      <text:h text:style-name="Heading_20_3" text:outline-level="3">2.3.3 Consommateur de message</text:h>
      <text:p text:style-name="P18">Copier le projet KafkaConsumer dans KafkaConsumerAvro</text:p>
      <text:p text:style-name="P18">Dépendances : Reprendre le même pom.xml que dans le projet précédent en changeant l’artifact-id en consumer-avro</text:p>
      <text:p text:style-name="Standard"/>
      <text:p text:style-name="Standard">Classes du modèle : Ne plus utiliser les classes de modèle mais la classe d’Avro GenericRecord</text:p>
      <text:p text:style-name="Standard">Supprimer les classes du package <text:span text:style-name="T3">org.formation.model</text:span></text:p>
      <text:p text:style-name="Standard">Utiliser la classe générique à la place de la classe Coursier</text:p>
      <text:p text:style-name="Standard">Configuration KafkaConsumer:</text:p>
      <text:p text:style-name="Standard">• Le désérialiseur de la valeur à : "io.confluent.kafka.serializers.KafkaAvroDeserializer"</text:p>
      <text:p text:style-name="Standard">• La propriété AbstractKafkaSchemaSerDeConfig.SCHEMA_REGISTRY_URL_CONFIG</text:p>
      <text:p text:style-name="Standard">à l’adresse du serveur</text:p>
      <text:p text:style-name="Standard">Ne pas oublier de modifier l’id du groupe également.</text:p>
      <text:p text:style-name="Standard">Changer le nom du topic et consommer les messages de l’atelier précédent</text:p>
      <text:h text:style-name="Heading_20_3" text:outline-level="3">2.3.4 Evolution du schéma compatible</text:h>
      <text:p text:style-name="Standard">Mettre à jour le schéma en ajoutant les champs optionnels : firstName dans la structure Coursier</text:p>
      <text:p text:style-name="Standard">{</text:p>
      <text:p text:style-name="Standard">"name": "first_name",</text:p>
      <text:p text:style-name="Standard">"type": "string",</text:p>
      <text:p text:style-name="Standard">"default": "undefined"</text:p>
      <text:p text:style-name="Standard">},</text:p>
      <text:p text:style-name="Standard">Fixer les problèmes de compilation</text:p>
      <text:p text:style-name="Standard">Relancer le programme de production et visualiser la nouvelle version du schéma dans le registre</text:p>
      <text:p text:style-name="Standard">Consommer les messages sans modifications du programme consommateur</text:p>
      <text:h text:style-name="Heading_20_3" text:outline-level="3">2.3.5 Evolution du schéma incompatible</text:h>
      <text:p text:style-name="Standard">Mettre à jour le schéma en ajoutant un champs obligatoire : vehicle_id dans la structure Coursier</text:p>
      <text:p text:style-name="Standard">{</text:p>
      <text:p text:style-name="Standard">"name": "vehicle_id",</text:p>
      <text:p text:style-name="Standard">"type": "int"</text:p>
      <text:p text:style-name="Standard">},</text:p>
      <text:p text:style-name="Standard">Fixer les problèmes de compilation</text:p>
      <text:p text:style-name="Standard">Relancer le programme de production et visualiser l’exception au moment de l’enregistrement du</text:p>
      <text:p text:style-name="Standard">nouveau schéma.</text:p>
      <text:p text:style-name="P20">Visualiser les nouveaux messages publiés dans le topic</text:p>
      <text:p text:style-name="P20"/>
      <text:h text:style-name="Heading_20_2" text:outline-level="2"><text:soft-page-break/>2.4 : Initiation à KafkaStream</text:h>
      <text:p text:style-name="Standard">Objectifs :</text:p>
      <text:p text:style-name="Standard">• Avoir un premier contact avec une application KafkaStream</text:p>
      <text:p text:style-name="Standard">Description :</text:p>
      <text:p text:style-name="Standard">Nous voulons écrire une application qui prend en entrée le topic position et filtre les positions qui</text:p>
      <text:p text:style-name="Standard">sont supérieures à une certaine latitude.</text:p>
      <text:h text:style-name="Heading_20_3" text:outline-level="3">2.4.1 Reprise du projet</text:h>
      <text:p text:style-name="Standard">Reprendre le projet de TPS/2_KafkaAPIs/2.4_Streams/KafkaStream</text:p>
      <text:p text:style-name="Standard">Visualiser les dépendances</text:p>
      <text:p text:style-name="Standard">Le projet est constituée d’une classe Main typique d’une application KafkaStream</text:p>
      <text:p text:style-name="Standard">• Elle définit les propriétés de configuration :</text:p>
      <text:p text:style-name="Standard">◦ boostrap-servers</text:p>
      <text:p text:style-name="Standard">◦ id de l’application</text:p>
      <text:p text:style-name="Standard">◦ Sérialiseurs/Désérialiseurs sous forme de Serde</text:p>
      <text:p text:style-name="Standard">• Elle définit la topologie de processeur</text:p>
      <text:p text:style-name="Standard">• Elle démarre l’application en s’étant donné un moyen de l’arrêter</text:p>
      <text:h text:style-name="Heading_20_3" text:outline-level="3">2.4.2 Topologie de processeurs</text:h>
      <text:p text:style-name="Standard">Ajouter au KStream coursierStream construit à partir du topic position :</text:p>
      <text:p text:style-name="Standard">• Un processeur qui arrondit la latitude et la longitude à une valeur entière</text:p>
      <text:p text:style-name="Standard">• Redéfinit la clé de l’évènement comme étant la position du Coursier</text:p>
      <text:p text:style-name="Standard">• Transforme la valeur de l’événement en juste l’identifiant du coursier</text:p>
      <text:p text:style-name="Standard">• Sépare en 2 flux :</text:p>
      <text:p text:style-name="Standard">◦ 1 flux Nord : Latitude &gt; 45</text:p>
      <text:p text:style-name="Standard">◦ 1 flux Sud : Latitude ≤ 45</text:p>
      <text:p text:style-name="P20">• Déverser les 2 flux dans 2 topics Kafka position-nord et position-sud</text:p>
      <text:p text:style-name="P20"/>
      <text:p text:style-name="P20"/>
      <text:h text:style-name="P1" text:outline-level="1">Ateliers 3. Production de messages avec Spring</text:h>
      <text:h text:style-name="Heading_20_2" text:outline-level="2">3.1 Auto-configuration</text:h>
      <text:p text:style-name="Standard">Récupérer le projet TPS/3_SpringKafka/3.1_Templates/OrderService</text:p>
      <text:p text:style-name="Standard">Démarrer le projet et accéder à son API : http://localhost:8180/swagger-ui.html</text:p>
      <text:p text:style-name="Standard">Vous pouvez également voir les tables de la BD à : http://localhost:8180/h2-console</text:p>
      <text:p text:style-name="Standard">Ajouter ensuite les dépendances Kafka et la configuration minimale pour déclarer notre cluster</text:p>
      <text:p text:style-name="Standard">Kafka</text:p>
      <text:p text:style-name="Standard">spring:</text:p>
      <text:p text:style-name="Standard">kafka:</text:p>
      <text:p text:style-name="Standard">bootstrap-servers:</text:p>
      <text:p text:style-name="Standard">- localhost:19092, localhost:19093, localhost:19094</text:p>
      <text:p text:style-name="Standard">Visualiser les beans créés par l’auto-configuration et visualiser les propriétés par défaut du</text:p>
      <text:p text:style-name="Standard">ProducerFactory</text:p>
      <text:h text:style-name="Heading_20_2" text:outline-level="2">3.2 Implémentation Pattern microservices</text:h>
      <text:p text:style-name="Standard">Nous voulons implémenter 2 patterns classiques des architecture micro-services</text:p>
      <text:p text:style-name="Standard">•Domain Event Pattern : A chaque fois qu’une opération de mise à jour est effectuée sur</text:p>
      <text:p text:style-name="Standard">l’agrégat Order. Un évènement est publié sur un topic</text:p>
      <text:p text:style-name="Standard">•Transactional Outbox Pattern : Afin de garantir qu’un message Kafka sera envoyé à</text:p>
      <text:p text:style-name="Standard">chaque mise à jour. Nous commençon par stocker un évènement dans une table de base de</text:p>
      <text:p text:style-name="Standard">données associé à la transaction BD mettant à jour l’agrégat. Une tâche de fond lit la table</text:p>
      <text:p text:style-name="Standard">des évènements et envoie le message vers kafka</text:p>
      <text:h text:style-name="Heading_20_3" text:outline-level="3">3.2.1 Stockage événement</text:h>
      <text:p text:style-name="Standard">Récupérer le package <text:span text:style-name="T3">org.formation.event</text:span> qui contient les classes suivantes :</text:p>
      <text:list text:style-name="L14">
        <text:list-item>
          <text:p text:style-name="P21">OrderEventType : Enumération typant l’évènement sur l’agrégat Order</text:p>
        </text:list-item>
        <text:list-item>
          <text:p text:style-name="P21">OrderEvent : Classe Entité persistante encapsulant :</text:p>
          <text:list>
            <text:list-item>
              <text:p text:style-name="P21">Un ID</text:p>
            </text:list-item>
            <text:list-item>
              <text:p text:style-name="P21">Un type d’évènement</text:p>
            </text:list-item>
            <text:list-item>
              <text:p text:style-name="P21">L’id de l’agrégat Order</text:p>
            </text:list-item>
            <text:list-item>
              <text:p text:style-name="P21">Une charge utile contenant les données de l’évènement</text:p>
            </text:list-item>
          </text:list>
        </text:list-item>
        <text:list-item>
          <text:p text:style-name="P21">OrderEventRepository : Permettant de stocker l’évènement dans la base</text:p>
        </text:list-item>
      </text:list>
      <text:p text:style-name="Standard"/>
      <text:p text:style-name="Standard">Sauvegarde de l’événement lors de la création de commande :</text:p>
      <text:p text:style-name="Standard">Modifier la méthode <text:span text:style-name="T2">createOrder</text:span> de OrderService pour que dans la même transaction la commande</text:p>
      <text:p text:style-name="P22">et l’événement associé soit créé.</text:p>
      <text:p text:style-name="P22">Par exemple, vous ajouterez les lignes suivantes :</text:p>
      <text:p text:style-name="Code">Ordervent event = OrderEvent.builder().type(OrderEventType.ORDER_CREATED)</text:p>
      <text:p text:style-name="Code">.orderId(order.getId())</text:p>
      <text:p text:style-name="Code">.payload(mapper.writeValueAsString(order))</text:p>
      <text:p text:style-name="Code">.build();</text:p>
      <text:p text:style-name="Code">eventRepository.save(event);</text:p>
      <text:p text:style-name="Code"><text:span text:style-name="T8"/></text:p>
      <text:h text:style-name="Heading_20_3" text:outline-level="3">3.2.2 Tâche récurrente d’envoi de message</text:h>
      <text:p text:style-name="Standard">Ajouter l’annotation <text:span text:style-name="T3">@EnableScheduling</text:span> sur la classe principale du projet</text:p>
      <text:p text:style-name="Standard">Créer la classe <text:span text:style-name="T2">org.formation.service.EventService.</text:span></text:p>
      <text:p text:style-name="Standard">La classe est responsable de périodiquement traiter les enregistrements présents dans la table OrderEvent.</text:p>
      <text:p text:style-name="Standard"><text:soft-page-break/></text:p>
      <text:p text:style-name="Standard">Pour chaque événement trouvé, elle s’appuie sur le bean KafkaTemplate pour envoyer l’événement</text:p>
      <text:p text:style-name="Standard">vers Kafka.</text:p>
      <text:p text:style-name="Standard">Si l’envoi est réussi il supprime l’événement dans la table</text:p>
      <text:p text:style-name="Standard">Utiliser le sérialiseur org.springframework.kafka.support.serializer.JsonSerializer pour sérialiser</text:p>
      <text:p text:style-name="Standard">OrderEvent ainsi que org.apache.kafka.common.serialization.LongSerializer</text:p>
      <text:p text:style-name="Standard">pour la clé</text:p>
      <text:p text:style-name="Standard"/>
      <text:h text:style-name="Heading_20_2" text:outline-level="2">3.3 KafkaRoutingTemplate</text:h>
      <text:p text:style-name="Standard">Récupération du projet et description</text:p>
      <text:p text:style-name="Standard">Récupérer le projet TPS/3_SpringKafka/3.3_RoutingTemplate/DeliveryService</text:p>
      <text:p text:style-name="Standard">Vérifier son démarrage et son API Rest :</text:p>
      <text:p text:style-name="Standard">http://localhost:8083/swagger-ui/index.html</text:p>
      <text:p text:style-name="P22">Le projet désire envoyer des messages vers 2 topics différents:</text:p>
      <text:list text:style-name="L15">
        <text:list-item>
          <text:p text:style-name="P23">livraisons : Envoyer les statuts des livraisons</text:p>
        </text:list-item>
        <text:list-item>
          <text:p text:style-name="P23">coursiers : Envoyer les position des coursiers</text:p>
        </text:list-item>
      </text:list>
      <text:p text:style-name="Standard"/>
      <text:p text:style-name="Standard">Nous voulons que le ProducerKafka ne soit pas configuré de la même façon dans les 2 cas :</text:p>
      <text:list text:style-name="L16">
        <text:list-item>
          <text:p text:style-name="P24">Vers livraisons, nous voulons favoriser la sûreté de fonctionnement</text:p>
        </text:list-item>
      </text:list>
      <text:p text:style-name="Standard">◦ acks=all</text:p>
      <text:list text:style-name="L17">
        <text:list-item>
          <text:p text:style-name="P25">Vers coursiers, nous voulons favoriser la latence :</text:p>
        </text:list-item>
      </text:list>
      <text:p text:style-name="Standard">◦ acks=0</text:p>
      <text:p text:style-name="Standard">◦ LINGER_MS_CONFIG = 0</text:p>
      <text:p text:style-name="Standard">◦ RETRIES_CONFIG = 0</text:p>
      <text:p text:style-name="P22">◦ MAX_IN_FLIGHT_REQUESTS_PER_CONNECTION = 5</text:p>
      <text:p text:style-name="P22"/>
      <text:h text:style-name="Heading_20_3" text:outline-level="3">3.3.1 Configuration des topics</text:h>
      <text:p text:style-name="Standard">Créer une classe <text:span text:style-name="T2">org.formation.KafkaConfig</text:span></text:p>
      <text:p text:style-name="Standard"/>
      <text:p text:style-name="Standard">Définir 2 beans de type NewTopic créant les topics livraisons et coursiers</text:p>
      <text:p text:style-name="Standard"/>
      <text:p text:style-name="P2">@Bean</text:p>
      <text:p text:style-name="P2">NewTopic coursierTopic() {</text:p>
      <text:p text:style-name="P2"><text:s text:c="2"/>return TopicBuilder.name(coursierChannel).partitions(10).replicas(2).build();</text:p>
      <text:p text:style-name="P2">}</text:p>
      <text:p text:style-name="P2">@Bean</text:p>
      <text:p text:style-name="P2">NewTopic livraisonTopic() {</text:p>
      <text:p text:style-name="P2"><text:s text:c="2"/>return TopicBuilder.name(livraisonChannel).partitions(3).replicas(3)</text:p>
      <text:p text:style-name="P2">.config(TopicConfig.MIN_IN_SYNC_REPLICAS_CONFIG, String.valueOf(3)).build();</text:p>
      <text:p text:style-name="P2">}</text:p>
      <text:p text:style-name="Code"/>
      <text:p text:style-name="Code"/>
      <text:h text:style-name="Heading_20_3" text:outline-level="3">3.3.2 Envoi de messages</text:h>
      <text:p text:style-name="Standard">Dans le bean <text:span text:style-name="T3">org.formation.service.CoursierService</text:span>, nous voulons implémenter une production de type fire and forget</text:p>
      <text:p text:style-name="Standard">Injecter :</text:p>
      <text:list text:style-name="L18">
        <text:list-item>
          <text:p text:style-name="P26">Une valeur de configuration représentant le nom du topic</text:p>
        </text:list-item>
        <text:list-item>
          <text:p text:style-name="P26">Une classe <text:span text:style-name="T2">RoutingKafkaTemplate</text:span></text:p>
        </text:list-item>
      </text:list>
      <text:p text:style-name="Standard">Rajouter l’envoi de la position dans la méthode <text:span text:style-name="T2">moveCoursier()</text:span> :</text:p>
      <text:p text:style-name="Standard">routingTemplate.send(coursierChannel, coursier.getId(), coursier.getPosition());</text:p>
      <text:p text:style-name="Standard"/>
      <text:p text:style-name="Standard"><text:soft-page-break/>Dans le bean <text:span text:style-name="T2">org.formation.service.LivraisonService</text:span> implémenter un envoi asynchrone avec traitement d’erreur</text:p>
      <text:p text:style-name="Standard">Injecter :</text:p>
      <text:list text:style-name="L19">
        <text:list-item>
          <text:p text:style-name="P27">Une valeur de configuration représentant le nom du topic</text:p>
        </text:list-item>
        <text:list-item>
          <text:p text:style-name="P27">Une classe <text:span text:style-name="T2">RoutingKafkaTemplate</text:span></text:p>
        </text:list-item>
      </text:list>
      <text:p text:style-name="Standard"/>
      <text:p text:style-name="Standard">Ajouter le code d’envoi similaire à :</text:p>
      <text:p text:style-name="Code">routingTemplate.send(livraisonChannel, livraison.getId(), livraison)<text:line-break/> <text:s/>.whenComplete((r, e) -&gt; {</text:p>
      <text:p text:style-name="Code"><text:s text:c="5"/>if (e != null) {</text:p>
      <text:p text:style-name="Code"><text:s text:c="7"/>log.info("ERROR when sending : " + e.toString());</text:p>
      <text:p text:style-name="Code"><text:s text:c="8"/>ret.setStatus(LivraisonStatus.FAILED);</text:p>
      <text:p text:style-name="Code"><text:s text:c="7"/>livraisonRepository.save(livraison);</text:p>
      <text:p text:style-name="Code"><text:s text:c="5"/>} else {</text:p>
      <text:p text:style-name="Code"><text:s text:c="7"/>log.info("Message sent to Livraison channel offset : " + r.getRecordMetadata().offset());</text:p>
      <text:p text:style-name="Code"><text:s text:c="5"/>}</text:p>
      <text:p text:style-name="Code">});;</text:p>
      <text:p text:style-name="P2"/>
      <text:h text:style-name="Heading_20_3" text:outline-level="3">3.3.3 Tests</text:h>
      <text:p text:style-name="P28">Utiliser le script JMeter <text:span text:style-name="T3">DeliveryService.jmx</text:span> pour provoquer l’envoi de message.</text:p>
      <text:p text:style-name="P28"/>
      <text:h text:style-name="Heading_20_2" text:outline-level="2">3.4 ReplyingKafkaTemplate</text:h>
      <text:p text:style-name="Standard">Description :</text:p>
      <text:p text:style-name="Standard">Le service <text:span text:style-name="T2">OrderService</text:span> envoie une demande de paiement et récupère une réponse pour mettre à</text:p>
      <text:p text:style-name="Standard">jour la classe de domaine <text:span text:style-name="T2">PaymentInfo</text:span> avec le <text:span text:style-name="T2">transactionId</text:span></text:p>
      <text:p text:style-name="Standard"/>
      <text:h text:style-name="Heading_20_3" text:outline-level="3">3.4.1 Reprise du projet PaymentService</text:h>
      <text:p text:style-name="Standard">Reprendre le projet <text:span text:style-name="T3">TPS/3_SpringProduction/3.4_ReplyingTemplate/PaymentService</text:span></text:p>
      <text:p text:style-name="Standard"/>
      <text:p text:style-name="Standard">Vérifier son démarrage et son API Rest :</text:p>
      <text:p text:style-name="Standard"><text:a xlink:type="simple" xlink:href="http://localhost:8182/swagger-ui/index.html" text:style-name="Internet_20_link" text:visited-style-name="Visited_20_Internet_20_Link">http://localhost:8182/swagger-ui/index.html</text:a> </text:p>
      <text:p text:style-name="Standard"/>
      <text:p text:style-name="Standard">Le projet traite des ordres de paiements et génère un ID de transaction. (voir</text:p>
      <text:p text:style-name="Standard">org.formation.service.PaymentService)</text:p>
      <text:p text:style-name="Standard"/>
      <text:h text:style-name="Heading_20_3" text:outline-level="3">3.4.2 Configuration Kafka de OrderService</text:h>
      <text:p text:style-name="Standard">Création de 2 topics : 1 pour les requêtes, 1 pour les réponses</text:p>
      <text:p text:style-name="Code">@Bean</text:p>
      <text:p text:style-name="Code">NewTopic requestTopic() {</text:p>
      <text:p text:style-name="Code">return TopicBuilder.name(requestPaymentChannel).partitions(3).replicas(3).build();</text:p>
      <text:p text:style-name="Code">}</text:p>
      <text:p text:style-name="Code">@Bean</text:p>
      <text:p text:style-name="Code">NewTopic responseTopic() {</text:p>
      <text:p text:style-name="Code">return TopicBuilder.name(responsePaymentChannel).partitions(3).replicas(3).build();</text:p>
      <text:p text:style-name="Code">}</text:p>
      <text:p text:style-name="Standard">Dans la classe KafkaConfig, configurer des beans ConcurrentMessageListenerContainer,</text:p>
      <text:p text:style-name="Standard">ReplyingKafkaTemplate et KafkaTemplate (pour l’envoi dans le channel Orders)</text:p>
      <text:p text:style-name="Code">@Bean</text:p>
      <text:p text:style-name="Code">public ConcurrentMessageListenerContainer&lt;String, String&gt; repliesContainer(</text:p>
      <text:p text:style-name="Code"><text:soft-page-break/>ConcurrentKafkaListenerContainerFactory&lt;String, String&gt; containerFactory) {</text:p>
      <text:p text:style-name="Code">ConcurrentMessageListenerContainer&lt;String, String&gt; repliesContainer =</text:p>
      <text:p text:style-name="Code">containerFactory.createContainer(responsePaymentChannel);</text:p>
      <text:p text:style-name="Code">repliesContainer.getContainerProperties().setGroupId("order-service");</text:p>
      <text:p text:style-name="Code">repliesContainer.setAutoStartup(false);</text:p>
      <text:p text:style-name="Code">return repliesContainer;</text:p>
      <text:p text:style-name="Code">}</text:p>
      <text:p text:style-name="Code">@Bean</text:p>
      <text:p text:style-name="Code">public ReplyingKafkaTemplate&lt;String, String, String&gt; replyingKafkaTemplate(</text:p>
      <text:p text:style-name="Code">ProducerFactory&lt;String, String&gt; pf,</text:p>
      <text:p text:style-name="Code">ConcurrentMessageListenerContainer&lt;String, String&gt; repliesContainer) {</text:p>
      <text:p text:style-name="Code">return new ReplyingKafkaTemplate&lt;&gt;(pf, repliesContainer);</text:p>
      <text:p text:style-name="Code">}</text:p>
      <text:p text:style-name="Code">@Bean</text:p>
      <text:p text:style-name="Code">public KafkaTemplate&lt;Long, OrderEvent&gt; kafkaTemplate(</text:p>
      <text:p text:style-name="Code">DefaultKafkaProducerFactory&lt;Long, OrderEvent&gt; factory) {</text:p>
      <text:p text:style-name="Code">return new KafkaTemplate&lt;Long, OrderEvent&gt;(factory);</text:p>
      <text:p text:style-name="Code">}</text:p>
      <text:p text:style-name="P29"/>
      <text:p text:style-name="P29">Modifier l’injection dans EventService pour utiliser un injection par nom</text:p>
      <text:p text:style-name="Code">@Autowired</text:p>
      <text:p text:style-name="Code">private OrderEventRepository eventRepository;</text:p>
      <text:p text:style-name="Code">@Resource</text:p>
      <text:p text:style-name="Code">private KafkaTemplate&lt;Long, OrderEvent&gt; kafkaTemplate;</text:p>
      <text:p text:style-name="Standard"/>
      <text:h text:style-name="Heading_20_3" text:outline-level="3">3.4.3 Request/Response dans OrderService</text:h>
      <text:p text:style-name="Standard">Dans org.formation.service.OrderService, après avoir sauvegardé la nouvelle commande on</text:p>
      <text:p text:style-name="Standard">effectue une requête de paiement via le topic « payments-in »</text:p>
      <text:p text:style-name="Standard">On traite ensuite la réponse comme suit :</text:p>
      <text:list text:style-name="L20">
        <text:list-item>
          <text:p text:style-name="P30">Si OK, mise à jour de l’entité Order avec le statut OrderStatus.APPROVED et le transactionId renvoyé. Stocker également un OrderEvent correspondant</text:p>
        </text:list-item>
        <text:list-item>
          <text:p text:style-name="P30">Si NOK mise à jour de Order avec le statut OrderStatus.REJECTED et stocker un OrderEvent encapsulant l’exception</text:p>
        </text:list-item>
      </text:list>
      <text:p text:style-name="Standard"/>
      <text:p text:style-name="Standard">Une implémentation possible :</text:p>
      <text:p text:style-name="Code">order.getPaymentInformation().setAmount(order.getTotal());</text:p>
      <text:p text:style-name="Code">ProducerRecord&lt;Long, PaymentInformation&gt; record = new ProducerRecord&lt;Long,</text:p>
      <text:p text:style-name="Code">PaymentInformation&gt;(requestPaymentChannel, order.getId(), order.getPaymentInformation());</text:p>
      <text:p text:style-name="Code">replyingKafkaTemplate.sendAndReceive(record).whenComplete((reply, ex) -&gt; {</text:p>
      <text:p text:style-name="Code">OrderEvent event2 = null;</text:p>
      <text:p text:style-name="Code">if (ex != null) {</text:p>
      <text:p text:style-name="Code">log.info("Error in Request/Response");</text:p>
      <text:p text:style-name="Code">ret.setStatus(OrderStatus.REJECTED);</text:p>
      <text:p text:style-name="Code">event2 =</text:p>
      <text:p text:style-name="Code">OrderEvent.builder().type(OrderEventType.ORDER_CANCELLED).orderId(ret.getId()).payload(ex.</text:p>
      <text:p text:style-name="Code">getMessage()).build();</text:p>
      <text:p text:style-name="Code">} else {</text:p>
      <text:p text:style-name="Code">log.info("GET a transactionId " + reply.value());</text:p>
      <text:p text:style-name="Code">ret.getPaymentInformation().setTransactionId(reply.value());</text:p>
      <text:p text:style-name="Code">ret.setStatus(OrderStatus.APPROVED);</text:p>
      <text:p text:style-name="Code">try {</text:p>
      <text:p text:style-name="Code">event2 =</text:p>
      <text:p text:style-name="Code">OrderEvent.builder().type(OrderEventType.ORDER_PAID).orderId(ret.getId()).payload(mapper.w</text:p>
      <text:p text:style-name="Code">riteValueAsString(ret)).build();</text:p>
      <text:p text:style-name="Code">} catch (JsonProcessingException e) {</text:p>
      <text:p text:style-name="Code">throw new RuntimeException(e);</text:p>
      <text:p text:style-name="Code">}</text:p>
      <text:p text:style-name="Code"><text:soft-page-break/>}</text:p>
      <text:p text:style-name="Code">orderRepository.save(ret);</text:p>
      <text:p text:style-name="Code">eventRepository.save(event2);</text:p>
      <text:p text:style-name="Standard"/>
      <text:h text:style-name="Heading_20_3" text:outline-level="3">3.4.4 Listener dans PaymentService</text:h>
      <text:p text:style-name="Standard">Configurer Kafka via application.yml</text:p>
      <text:p text:style-name="Standard">spring:</text:p>
      <text:p text:style-name="Standard">kafka:</text:p>
      <text:p text:style-name="Standard">bootstrap-servers:</text:p>
      <text:p text:style-name="Standard">- localhost:19092, localhost:19093, localhost:19094</text:p>
      <text:p text:style-name="Standard">producer:</text:p>
      <text:p text:style-name="Standard">value-serializer: org.apache.kafka.common.serialization.StringSerializer</text:p>
      <text:p text:style-name="Standard">key-serializer: org.apache.kafka.common.serialization.LongSerializer</text:p>
      <text:p text:style-name="Standard">consumer:</text:p>
      <text:p text:style-name="Standard">value-deserializer: org.springframework.kafka.support.serializer.JsonDeserializerkey-deserializer: org.apache.kafka.common.serialization.LongDeserializer</text:p>
      <text:p text:style-name="Standard">properties:</text:p>
      <text:p text:style-name="Standard">spring.json.trusted.packages: '*'</text:p>
      <text:p text:style-name="Standard"/>
      <text:p text:style-name="Standard">Dans PaymentService, créer un bean service org.formation.service.EventHandler</text:p>
      <text:p text:style-name="Standard">Annoter une méthode avec @KafkaListener et @SendTo qui traite les demandes de paiement.</text:p>
      <text:p text:style-name="Code">@Autowired</text:p>
      <text:p text:style-name="Code">PaymentService paymentService;</text:p>
      <text:p text:style-name="Code">@KafkaListener(id="payment-service", topics = "payments-in")</text:p>
      <text:p text:style-name="Code">@SendTo</text:p>
      <text:p text:style-name="Code">String processPayment(PaymentInformation paymentInformation ) throws PaymentException {</text:p>
      <text:p text:style-name="Code">return paymentService.processPayment(</text:p>
      <text:p text:style-name="Code">paymentInformation.getFromAccount(),</text:p>
      <text:p text:style-name="Code">paymentInformation.getToAccount(),</text:p>
      <text:p text:style-name="Code">paymentInformation.getAmount());</text:p>
      <text:p text:style-name="Code">}</text:p>
      <text:p text:style-name="Code"/>
      <text:p text:style-name="Standard">Tests</text:p>
      <text:p text:style-name="P29">Pour tester , utiliser le script JMeter CreateOrder.jmx</text:p>
      <text:p text:style-name="P29"/>
      <text:h text:style-name="Heading_20_1" text:outline-level="1">4. Consommation de message</text:h>
      <text:p text:style-name="Standard">Objectifs :</text:p>
      <text:list text:style-name="L21">
        <text:list-item>
          <text:p text:style-name="P31">Distinguer les traitements par batch des traitements individuels de messages</text:p>
        </text:list-item>
        <text:list-item>
          <text:p text:style-name="P31">Voir 2 gestions des commits</text:p>
        </text:list-item>
      </text:list>
      <text:p text:style-name="Standard"/>
      <text:h text:style-name="Heading_20_2" text:outline-level="2">4.1 Consommation par record et commit manuel</text:h>
      <text:h text:style-name="Heading_20_3" text:outline-level="3">4.1.1 Reprise du projet TicketService</text:h>
      <text:p text:style-name="Standard">Reprendre le projet TPS/4_SpringConsommation/4.1_Record/TicketService</text:p>
      <text:p text:style-name="Standard">Vérifier son démarrage et son API Rest :</text:p>
      <text:p text:style-name="Standard">http://localhost:8183/swagger-ui/index.html</text:p>
      <text:p text:style-name="Standard">Le projet traite les commandes sous forme de Ticket</text:p>
      <text:p text:style-name="Standard"/>
      <text:h text:style-name="Heading_20_3" text:outline-level="3">4.1.2 Configuration Kafka</text:h>
      <text:p text:style-name="Standard"><text:soft-page-break/>Configurer Kafka :</text:p>
      <text:p text:style-name="Standard">Le consumer avec :</text:p>
      <text:list text:style-name="L22">
        <text:list-item>
          <text:p text:style-name="P32">Auto-offset-reset à earliest</text:p>
        </text:list-item>
        <text:list-item>
          <text:p text:style-name="P32">key-deserialiser : Long</text:p>
        </text:list-item>
        <text:list-item>
          <text:p text:style-name="P32">Value-deserialiser : Json</text:p>
        </text:list-item>
        <text:list-item>
          <text:p text:style-name="P32">La propriété spring.json.trusted.packages à org.formation.event</text:p>
        </text:list-item>
      </text:list>
      <text:p text:style-name="Standard"/>
      <text:p text:style-name="Standard">Le listener avec :</text:p>
      <text:p text:style-name="Standard">•AckMode à manual-immediate</text:p>
      <text:p text:style-name="Standard">•concurrency : 3</text:p>
      <text:p text:style-name="Standard">4.1.3 Implémentation de la consommation</text:p>
      <text:p text:style-name="Standard">Dans la classe org.formation.service.Eventhandler, créer une méthode annotée par</text:p>
      <text:p text:style-name="Standard">@KafkaListener</text:p>
      <text:p text:style-name="Standard">Si le type de l’événement est ORDER_PAID, créer un Ticket et committer l’offset</text:p>
      <text:p text:style-name="Standard">public void handleOrderEvent(@Payload OrderEvent orderEvent, Acknowledgment</text:p>
      <text:p text:style-name="Standard">acknowledgment) throws JsonMappingException, JsonProcessingException {</text:p>
      <text:p text:style-name="Standard">switch (orderEvent.getType() ) {</text:p>
      <text:p text:style-name="Standard">case "ORDER_PAID":</text:p>
      <text:p text:style-name="Standard">log.info("Oder paid creating Ticket");</text:p>
      <text:p text:style-name="Standard">OrderDto orderDto = mapper.readValue(orderEvent.getPayload(), OrderDto.class);</text:p>
      <text:p text:style-name="Standard">ticketService.createTicket(orderDto);</text:p>
      <text:p text:style-name="Standard">acknowledgment.acknowledge();</text:p>
      <text:p text:style-name="Standard">break;}</text:p>
      <text:p text:style-name="Standard">}</text:p>
      <text:p text:style-name="Standard">4.1.4 Test</text:p>
      <text:p text:style-name="Standard">Recréer le topic Order avec un nombre de partition est égal à 3.</text:p>
      <text:p text:style-name="Standard">Utiliser le script JMeter CreateOrder.jmx pour visualiser la consommation, surveiller le lag du</text:p>
      <text:p text:style-name="Standard">consommateur</text:p>
      <text:p text:style-name="Standard">4.2 Traitement par lot et minimisation des commits</text:p>
      <text:p text:style-name="Standard">Description :</text:p>
      <text:p text:style-name="Standard">Les coursiers envoient très régulièrement leur position. Non seulement la perte de messages n’est</text:p>
      <text:p text:style-name="Standard">pas important mais nous voulons également minimiser les écritures en base</text:p>
      <text:p text:style-name="Standard">Le projet Delivery reçoit de grand batch de messages pouvant contenir plusieurs messages pour le</text:p>
      <text:p text:style-name="Standard">même coursier. Nous allons enregistrer en base seulement la dernière position.</text:p>
      <text:p text:style-name="Standard">D’autre part, nous voulons adapté le degré de parallélisme du traitement au nombre de partitions du</text:p>
      <text:p text:style-name="Standard">topic</text:p>
      <text:p text:style-name="Standard">4.2.1 Reprise du nouveau projet</text:p>
      <text:p text:style-name="Standard">Reprendre le projet TPS/4_SpringConsommation/4.2_Batch/PositionService qui offre un endpoint</text:p>
      <text:p text:style-name="Standard">http permettant à un coursier d’indiquer sa position</text:p>
      <text:p text:style-name="Standard">Le démarrer et tester : http://localhost:8184/swagger-ui.html</text:p>
      <text:p text:style-name="Standard">4.2.2 Configuration via application.yml</text:p>
      <text:p text:style-name="Standard">La configuration du listener positionne le mode batch, un commit automatique tous les 500</text:p>
      <text:p text:style-name="Standard">enregistrements et temps d’attente entre les appels à poll</text:p>
      <text:p text:style-name="Standard">spring:</text:p>
      <text:p text:style-name="Standard">kafka:</text:p>
      <text:p text:style-name="Standard">bootstrap-servers:</text:p>
      <text:p text:style-name="Standard">- localhost:19092, localhost:19093,localhost:19094</text:p>
      <text:p text:style-name="Standard">consumer:</text:p>
      <text:p text:style-name="Standard">group-id: delivery-service</text:p>
      <text:p text:style-name="Standard">key-deserializer: org.apache.kafka.common.serialization.LongDeserializer</text:p>
      <text:p text:style-name="Standard">value-deserializer:</text:p>
      <text:p text:style-name="Standard">org.springframework.kafka.support.serializer.JsonDeserializer</text:p>
      <text:p text:style-name="Standard"><text:soft-page-break/>properties:</text:p>
      <text:p text:style-name="Standard">spring.json.trusted.packages: '*'</text:p>
      <text:p text:style-name="Standard">listener:</text:p>
      <text:p text:style-name="Standard">type: batch</text:p>
      <text:p text:style-name="Standard">concurrency: 10</text:p>
      <text:p text:style-name="Standard">client-id: position-consumer</text:p>
      <text:p text:style-name="Standard">ack-mode: count</text:p>
      <text:p text:style-name="Standard">ack-count: 500</text:p>
      <text:p text:style-name="Standard">idle-between-polls: 1004.2.3 Implémentation de la réception</text:p>
      <text:p text:style-name="Standard">Créer une classe org.formation.service.EventHandler et implémenter une méthode recevant un</text:p>
      <text:p text:style-name="Standard">batch de données sous forme de classe Position et de clés de coursier.</text:p>
      <text:p text:style-name="Standard">Pour chaque Coursier, récupérer sa dernière position et la sauvegarder en base.</text:p>
      <text:p text:style-name="Standard">@KafkaListener(topics = "${app.coursier-channel}" )</text:p>
      <text:p text:style-name="Standard">public void handleCoursierPosition(List&lt;Position&gt; positions,</text:p>
      <text:p text:style-name="Standard">@Header(KafkaHeaders.RECEIVED_KEY) List&lt;Long&gt; coursierIds) {</text:p>
      <text:p text:style-name="Standard">Map&lt;Long,Position&gt; map = new HashMap&lt;&gt;();</text:p>
      <text:p text:style-name="Standard">for (int i=0; i&lt; positions.size(); i++) {</text:p>
      <text:p text:style-name="Standard">map.put(coursierIds.get(i), positions.get(i));</text:p>
      <text:p text:style-name="Standard">}</text:p>
      <text:p text:style-name="Standard">log.info(positions.size() + " positions received Pour " + map.size() + " coursiers");</text:p>
      <text:p text:style-name="Standard">map.forEach((id,position) -&gt; {</text:p>
      <text:p text:style-name="Standard">Coursier coursier =</text:p>
      <text:p text:style-name="Standard">coursierRepository.findById(id).orElse(Coursier.builder().id(id).build());</text:p>
      <text:p text:style-name="Standard">coursier.setPosition(position);</text:p>
      <text:p text:style-name="Standard">coursierRepository.save(coursier);</text:p>
      <text:p text:style-name="Standard">});</text:p>
      <text:p text:style-name="Standard">}</text:p>
      <text:p text:style-name="Standard">4.2.4 Tests</text:p>
      <text:p text:style-name="Standard">Utiliser le script JMeter TPS/8_SpringKafka/8.2_Listener/Position.jmx fourni pour générer</text:p>
      <text:p text:style-name="Standard">beaucoup de messages</text:p>
      <text:p text:style-name="Standard">Visualiser la taille du batch (nombre de données reçues par la méthode)</text:p>
      <text:p text:style-name="Standard">Faire varier idle-between-polls</text:p>
      <text:p text:style-name="Standard">Arrêter DeliveryService afin qu’il prenne du lag, puis le redémarrer</text:p>
      <text:p text:style-name="Standard">Visualiser les commits d’offsets par exemple en regardant les messages du topic</text:p>
      <text:p text:style-name="Standard">__consumer_offsets</text:p>
      <text:p text:style-name="Standard">Essayer de trouver une configuration qui stabilise le lag du consommateurAteliers 5 Transaction et Exactly Once</text:p>
      <text:p text:style-name="Standard">Objectifs :</text:p>
      <text:p text:style-name="Standard">•Envoyer 2 messages en une seule transaction</text:p>
      <text:p text:style-name="Standard">•Appliquer la sémantique Exactly Once à l’interaction Order → PaymentService → Order</text:p>
      <text:p text:style-name="Standard">5.1 Producteur transactionnel</text:p>
      <text:p text:style-name="Standard">Dans le projet OrderService, lors d’une création d’une commande nous voulons envoyer 2 messages</text:p>
      <text:p text:style-name="Standard">en une seule transaction :</text:p>
      <text:p text:style-name="Standard">•Un message sur le topic orders qui notifie le changement de statut d’une commande</text:p>
      <text:p text:style-name="Standard">•Un message de déclenchement de Paiement vers PaymentService</text:p>
      <text:p text:style-name="Standard">Les messages sont envoyés par le service EventService</text:p>
      <text:p text:style-name="Standard">5.1.1 Transactions bases de données</text:p>
      <text:p text:style-name="Standard">Dans org.formation.service.OrderService, la méthode createOrder() est également</text:p>
      <text:p text:style-name="Standard">transactionnelle mais utilise que le gestionnaire de transaction base de données, l’annoter avec</text:p>
      <text:p text:style-name="Standard">@Transactional("transactionManager")</text:p>
      <text:p text:style-name="Standard">La méthode consiste à écrire dans la table Order et OrderEvent</text:p>
      <text:p text:style-name="Standard">5.1.2 Transaction Kafka</text:p>
      <text:p text:style-name="Standard"><text:soft-page-break/>Le code présent dans org.formation.service.OrderService est donc à déplacer dans EventService.</text:p>
      <text:p text:style-name="Standard">Annoter la méthode avec @Transactional("kafkaTransactionManager")</text:p>
      <text:p text:style-name="Standard">@Scheduled(fixedDelay = 10l, timeUnit = TimeUnit.SECONDS)</text:p>
      <text:p text:style-name="Standard">@Transactional("kafkaTransactionManager")</text:p>
      <text:p text:style-name="Standard">public void relayEvents() {</text:p>
      <text:p text:style-name="Standard">eventRepository.findAll()</text:p>
      <text:p text:style-name="Standard">.forEach(event -&gt; {</text:p>
      <text:p text:style-name="Standard">log.info("Sending event"+event);</text:p>
      <text:p text:style-name="Standard">kafkaTemplate.send(ORDER_CHANNEL, event.getOrderId(), event);</text:p>
      <text:p text:style-name="Standard">if ( event.getType().equals(OrderEventType.ORDER_CREATED) ) {</text:p>
      <text:p text:style-name="Standard">requestPayment(event.getPayload());</text:p>
      <text:p text:style-name="Standard">}</text:p>
      <text:p text:style-name="Standard">eventRepository.delete(event);</text:p>
      <text:p text:style-name="Standard">});</text:p>
      <text:p text:style-name="Standard">}</text:p>
      <text:p text:style-name="Standard">Dans la configuration, spécifier la propriété :</text:p>
      <text:p text:style-name="Standard">spring:</text:p>
      <text:p text:style-name="Standard">kafka:</text:p>
      <text:p text:style-name="Standard">transactionIdPrefix: "order-tx-"</text:p>
      <text:p text:style-name="Standard">Pour bien voir ce qui se passe augmenter le niveau de log des gestionnaires de transaction :logging:</text:p>
      <text:p text:style-name="Standard">level:</text:p>
      <text:p text:style-name="Standard">org.springframework.transaction: trace</text:p>
      <text:p text:style-name="Standard">org.springframework.kafka.transaction: debug</text:p>
      <text:p text:style-name="Standard">Effectuer une requête POST et visualiser les traces</text:p>
      <text:p text:style-name="Standard">5.2 Consommation et envoi d’une réponse transactionnel</text:p>
      <text:p text:style-name="Standard">Le service PaymentService ne doit lire que les messages committés, il renvoie une réponse que l’on</text:p>
      <text:p text:style-name="Standard">peut également inclure dans une transaction.</text:p>
      <text:p text:style-name="Standard">La configuration correspondante est donc :</text:p>
      <text:p text:style-name="Standard">spring:</text:p>
      <text:p text:style-name="Standard">kafka:</text:p>
      <text:p text:style-name="Standard">producer:</text:p>
      <text:p text:style-name="Standard">transactionIdPrefix: "payment-tx-"</text:p>
      <text:p text:style-name="Standard">consumer:</text:p>
      <text:p text:style-name="Standard">isolation-level: READ_COMMITTED</text:p>
      <text:p text:style-name="Standard">Ajouter également</text:p>
      <text:p text:style-name="Standard">logging:</text:p>
      <text:p text:style-name="Standard">level:</text:p>
      <text:p text:style-name="Standard">org.springframework.transaction: trace</text:p>
      <text:p text:style-name="Standard">org.springframework.kafka.transaction: debug</text:p>
      <text:p text:style-name="Standard">Effectuer une requête POST sur OrderService et visualiser les traces de PaymentService</text:p>
      <text:p text:style-name="Standard">5.3 Test via JMeter</text:p>
      <text:p text:style-name="Standard">Utiliser le fichier JMeter TPS/5_Transactions/CreateOrderTransacation.jmx pour tester des</text:p>
      <text:p text:style-name="Standard">transactions validées et non validéesAteliers 6 : Sérialisation</text:p>
      <text:p text:style-name="Standard">Objectifs : Pouvoir envoyer et consommer plusieurs types de message sur un même topic en</text:p>
      <text:p text:style-name="Standard">utilisant DelegatingSerializer et DelegatingDeserializer</text:p>
      <text:p text:style-name="Standard">6.1 Production de messages</text:p>
      <text:p text:style-name="Standard">Reprendre le projet PositionService.</text:p>
      <text:p text:style-name="Standard">Désormais, nous voulons envoyer sur le topic coursier soit une Position soit une simple String</text:p>
      <text:p text:style-name="Standard">indiquant une action du coursier (STOP, START, PAUSE, RESUME, etc. )</text:p>
      <text:p text:style-name="Standard">Nous effectuons une configuration programmatique via une classe KafkaConfig</text:p>
      <text:p text:style-name="Standard">Reprendre les informations précédemment spécifiées dans application.yml et ajouter les</text:p>
      <text:p text:style-name="Standard">informations de configuration propre au DelegatingSerializer</text:p>
      <text:p text:style-name="Standard"><text:soft-page-break/>@Configuration</text:p>
      <text:p text:style-name="Standard">public class KafkaConfig {</text:p>
      <text:p text:style-name="Standard">@Bean</text:p>
      <text:p text:style-name="Standard">public ProducerFactory&lt;Long, Object&gt; producerFactory() {</text:p>
      <text:p text:style-name="Standard">return new DefaultKafkaProducerFactory&lt;&gt;(producerConfigs());</text:p>
      <text:p text:style-name="Standard">}</text:p>
      <text:p text:style-name="Standard">@Bean</text:p>
      <text:p text:style-name="Standard">public Map&lt;String, Object&gt; producerConfigs() {</text:p>
      <text:p text:style-name="Standard">Map&lt;String, Object&gt; props = new HashMap&lt;&gt;();</text:p>
      <text:p text:style-name="Standard">props.put(ProducerConfig.BOOTSTRAP_SERVERS_CONFIG, "localhost:19092,</text:p>
      <text:p text:style-name="Standard">localhost:19093,localhost:19094");</text:p>
      <text:p text:style-name="Standard">props.put(ProducerConfig.KEY_SERIALIZER_CLASS_CONFIG, LongSerializer.class);</text:p>
      <text:p text:style-name="Standard">props.put(ProducerConfig.VALUE_SERIALIZER_CLASS_CONFIG, DelegatingSerializer.class);</text:p>
      <text:p text:style-name="Standard">props.put(DelegatingSerializer.VALUE_SERIALIZATION_SELECTOR_CONFIG,</text:p>
      <text:p text:style-name="Standard">"commande:org.apache.kafka.common.serialization.StringSerializer,</text:p>
      <text:p text:style-name="Standard">position:org.springframework.kafka.support.serializer.JsonSerializer");</text:p>
      <text:p text:style-name="Standard">}</text:p>
      <text:p text:style-name="Standard">}</text:p>
      <text:p text:style-name="Standard">props.put(ProducerConfig.RETRIES_CONFIG, 5);</text:p>
      <text:p text:style-name="Standard">props.put(ProducerConfig.ACKS_CONFIG, "all");</text:p>
      <text:p text:style-name="Standard">return props;</text:p>
      <text:p text:style-name="Standard">@Bean</text:p>
      <text:p text:style-name="Standard">public KafkaTemplate&lt;Long, Object&gt; kafkaTemplate() {</text:p>
      <text:p text:style-name="Standard">return new KafkaTemplate&lt;Long, Object&gt;(producerFactory());</text:p>
      <text:p text:style-name="Standard">}</text:p>
      <text:p text:style-name="Standard">Désormais lors de l’envoi du message, il est nécessaire de positionner l’entête</text:p>
      <text:p text:style-name="Standard">DelegatingSerializer.VALUE_SERIALIZATION_SELECTOR avec la clé correspondante</text:p>
      <text:p text:style-name="Standard">Le endpoint permettant l’envoi d’action est alors le suivant :</text:p>
      <text:p text:style-name="Standard">@PatchMapping("{id}/{commande}")</text:p>
      <text:p text:style-name="Standard">Mono&lt;Void&gt; stop(@PathVariable("id") long id, @PathVariable("commande") String commande) {</text:p>
      <text:p text:style-name="Standard">List &lt;Header&gt; headers = new ArrayList&lt;&gt;();</text:p>
      <text:p text:style-name="Standard">headers.add(new RecordHeader(DelegatingSerializer.VALUE_SERIALIZATION_SELECTOR,</text:p>
      <text:p text:style-name="Standard">"commande".getBytes()));</text:p>
      <text:p text:style-name="Standard">ProducerRecord&lt;Long, Object&gt; record = new ProducerRecord&lt;Long, Object&gt;(coursierChannel, null, id,</text:p>
      <text:p text:style-name="Standard">commande,headers);</text:p>
      <text:p text:style-name="Standard">kafkaTemplate.send(record);</text:p>
      <text:p text:style-name="Standard">return Mono.empty();}</text:p>
      <text:p text:style-name="Standard">Modifier de la même façon le endpoint permettant d’envoyer les positions</text:p>
      <text:p text:style-name="Standard">6.2 Consommation de messages</text:p>
      <text:p text:style-name="Standard">Reprendre le projet DeliveryService</text:p>
      <text:p text:style-name="Standard">Dans ce projet nous effectuons la configuration du DelegationDeserializer par application.yml :</text:p>
      <text:p text:style-name="Standard">Attention, le type batch n’est pas supporté dans ce cas :</text:p>
      <text:p text:style-name="Standard">spring:</text:p>
      <text:p text:style-name="Standard">kafka:</text:p>
      <text:p text:style-name="Standard">consumer:</text:p>
      <text:p text:style-name="Standard">value-deserializer:</text:p>
      <text:p text:style-name="Standard">org.springframework.kafka.support.serializer.DelegatingDeserializer</text:p>
      <text:p text:style-name="Standard">properties:</text:p>
      <text:p text:style-name="Standard">spring.kafka.serialization.selector.config:</text:p>
      <text:p text:style-name="Standard">"commande:org.apache.kafka.common.serialization.StringDeserializer,</text:p>
      <text:p text:style-name="Standard">position:org.springframework.kafka.support.serializer.JsonDeserializer"</text:p>
      <text:p text:style-name="Standard"><text:soft-page-break/>listener:</text:p>
      <text:p text:style-name="Standard">#</text:p>
      <text:p text:style-name="Standard">type: batch</text:p>
      <text:p text:style-name="Standard">Modifier la classe org.formation.service.EventHandler afin qu’elle propose 2 méthodes de</text:p>
      <text:p text:style-name="Standard">réception : une pour les objets Position, l’autre pour les objets String</text:p>
      <text:p text:style-name="Standard">Déplacer l’annotation @KafkaListener sur la classe et marquer les méthodes par @KafkaHandler</text:p>
      <text:p text:style-name="Standard">@Service</text:p>
      <text:p text:style-name="Standard">@Log</text:p>
      <text:p text:style-name="Standard">@KafkaListener(topics = "${app.coursier-channel}" )</text:p>
      <text:p text:style-name="Standard">public class EventHandler {</text:p>
      <text:p text:style-name="Standard">@Autowired</text:p>
      <text:p text:style-name="Standard">CoursierRepository coursierRepository;</text:p>
      <text:p text:style-name="Standard">@KafkaHandler</text:p>
      <text:p text:style-name="Standard">public void handleCoursierPosition(Position position,</text:p>
      <text:p text:style-name="Standard">@Header(KafkaHeaders.RECEIVED_KEY) List&lt;Long&gt; coursierIds) {</text:p>
      <text:p text:style-name="Standard">log.info("Receiving position");</text:p>
      <text:p text:style-name="Standard">}</text:p>
      <text:p text:style-name="Standard">@KafkaHandler</text:p>
      <text:p text:style-name="Standard">public void handleCommande(String commande,</text:p>
      <text:p text:style-name="Standard">@Header(KafkaHeaders.RECEIVED_KEY) Long coursierId) {</text:p>
      <text:p text:style-name="Standard">log.info("Receiving commande");</text:p>
      <text:p text:style-name="Standard">}</text:p>
      <text:p text:style-name="Standard">}</text:p>
      <text:p text:style-name="Standard">6.3 Test</text:p>
      <text:p text:style-name="Standard">Tester les 2 endpoints de PositionService avec le script JMeter PositionCommande.jmxAteliers 7 : Gestion des Exceptions</text:p>
      <text:p text:style-name="Standard">Objectifs : Savoir mettre en place les stratégies classiques de traitement d’exception</text:p>
      <text:p text:style-name="Standard">7.1 Exception métier :</text:p>
      <text:p text:style-name="Standard">Reprendre le projet Delivery-service</text:p>
      <text:p text:style-name="Standard">Modifier le code métier afin qu’il lance une exception tous les x messages</text:p>
      <text:p text:style-name="Standard">@KafkaHandler</text:p>
      <text:p text:style-name="Standard">public void handleCommande(String commande,</text:p>
      <text:p text:style-name="Standard">@Header(KafkaHeaders.RECEIVED_KEY) Long coursierId,</text:p>
      <text:p text:style-name="Standard">@Header(KafkaHeaders.OFFSET) int offset) {</text:p>
      <text:p text:style-name="Standard">log.info("Receiving commande offset is " + offset);</text:p>
      <text:p text:style-name="Standard">if ( offset%10 == 0 ) {</text:p>
      <text:p text:style-name="Standard">throw new RuntimeException("Boom");</text:p>
      <text:p text:style-name="Standard">} else {</text:p>
      <text:p text:style-name="Standard">process++;</text:p>
      <text:p text:style-name="Standard">}</text:p>
      <text:p text:style-name="Standard">}</text:p>
      <text:p text:style-name="Standard">Utiliser le script JMeter fourni TPS/7_Exceptions/7.1_Métier/Commandes.jmx pour générer un</text:p>
      <text:p text:style-name="Standard">certain nombre de messages de type commande</text:p>
      <text:p text:style-name="Standard">7.1.1 Configuration par défaut</text:p>
      <text:p text:style-name="Standard">Visualiser la trace générée par le consommateur et s’assurer que le consommateur rattrape son lag</text:p>
      <text:p text:style-name="Standard">7.1.2 Configuration d’un gestionnaire par défaut</text:p>
      <text:p text:style-name="Standard">Modifier le code du listener afin de visualiser les différents cas :</text:p>
      <text:p text:style-name="Standard">Configurer un gestionnaire d’exception qui essaie 4 tentatives toutes les secondes avant de</text:p>
      <text:p text:style-name="Standard">transférer dans un topic DeadLetter</text:p>
      <text:p text:style-name="Standard">@Bean</text:p>
      <text:p text:style-name="Standard">public CommonErrorHandler errorHandler(@Qualifier("kafkaProducerFactory")</text:p>
      <text:p text:style-name="Standard">ProducerFactory&lt;Long, Object&gt; pf) {</text:p>
      <text:p text:style-name="Standard"><text:soft-page-break/>return new DefaultErrorHandler(</text:p>
      <text:p text:style-name="Standard">new DeadLetterPublishingRecoverer(new KafkaTemplate&lt;&gt;(pf)), new FixedBackOff(1000L,</text:p>
      <text:p text:style-name="Standard">4));</text:p>
      <text:p text:style-name="Standard">}</text:p>
      <text:p text:style-name="Standard">Relancer le script et visualiser les traces de DeliveryService</text:p>
      <text:p text:style-name="Standard">Visualiser les messages dans la DeadLetter-Topic</text:p>
      <text:p text:style-name="Standard">7.2 Erreur de sérialisation :</text:p>
      <text:p text:style-name="Standard">7.2.1 Comportement par défaut</text:p>
      <text:p text:style-name="Standard">Récupérer le service TPS/7_Exceptions/7.2_Désérialisation/PaymentBadService et visualiser son</text:p>
      <text:p text:style-name="Standard">code et les sérialiseurs utilisésDémarrer également PaymentService</text:p>
      <text:p text:style-name="Standard">Envoyer un mauvais message via l’url de PaymentBadService</text:p>
      <text:p text:style-name="Standard">POST http://localhost:8186/api/bad</text:p>
      <text:p text:style-name="Standard">Visualiser la console de PaymentService</text:p>
      <text:p text:style-name="Standard">7.2.2 Configuration ErrorHandlingDeserializer dans PaymentService</text:p>
      <text:p text:style-name="Standard">Configurer un ErrorHandlingDeserializer pour la valeur</text:p>
      <text:p text:style-name="Standard">spring:</text:p>
      <text:p text:style-name="Standard">kafka:</text:p>
      <text:p text:style-name="Standard">consumer:</text:p>
      <text:p text:style-name="Standard">value-deserializer:</text:p>
      <text:p text:style-name="Standard">org.springframework.kafka.support.serializer.ErrorHandlingDeserializer</text:p>
      <text:p text:style-name="Standard">properties:</text:p>
      <text:p text:style-name="Standard">spring.deserializer.value.delegate.class:</text:p>
      <text:p text:style-name="Standard">org.springframework.kafka.support.serializer.JsonDeserializer</text:p>
      <text:p text:style-name="Standard">Redémarrer PaymentService et visualiser la console</text:p>
      <text:p text:style-name="Standard">7.2.3 Ajout d’une Valeur de Fallback</text:p>
      <text:p text:style-name="Standard">Crée une classe org.formation.domain.BadPaymentInformation comme suit :</text:p>
      <text:p text:style-name="Standard">@EqualsAndHashCode(callSuper = true)</text:p>
      <text:p text:style-name="Standard">@Data</text:p>
      <text:p text:style-name="Standard">public class BadPaymentInformation extends PaymentInformation {</text:p>
      <text:p text:style-name="Standard">private final FailedDeserializationInfo failedDeserializationInfo;</text:p>
      <text:p text:style-name="Standard">public BadPaymentInformation(FailedDeserializationInfo failedDeserializationInfo) {</text:p>
      <text:p text:style-name="Standard">this.failedDeserializationInfo = failedDeserializationInfo;</text:p>
      <text:p text:style-name="Standard">}</text:p>
      <text:p text:style-name="Standard">}</text:p>
      <text:p text:style-name="Standard">Ainsi que le fournisseur de la valeur de fallback</text:p>
      <text:p text:style-name="Standard">org.formation.service.FailPaymentInformationProvider</text:p>
      <text:p text:style-name="Standard">public class FailPaymentInformationProvider implements Function&lt;FailedDeserializationInfo,</text:p>
      <text:p text:style-name="Standard">PaymentInformation&gt; {</text:p>
      <text:p text:style-name="Standard">@Override</text:p>
      <text:p text:style-name="Standard">public PaymentInformation apply(FailedDeserializationInfo t) {</text:p>
      <text:p text:style-name="Standard">return new BadPaymentInformation(t);</text:p>
      <text:p text:style-name="Standard">}</text:p>
      <text:p text:style-name="Standard">}</text:p>
      <text:p text:style-name="Standard">Configurer ErrorHandlingDeserializer pour qu’il utilise le fournisseur de fallback</text:p>
      <text:p text:style-name="Standard">spring:</text:p>
      <text:p text:style-name="Standard">kafka:</text:p>
      <text:p text:style-name="Standard">consumer:spring.deserializer.value.function:</text:p>
      <text:p text:style-name="Standard">org.formation.service.FailPaymentInformationProvider</text:p>
      <text:p text:style-name="Standard">Modifier le code de EventHandler afin de logger les mauvaises valeurs et d’éviter les exceptions</text:p>
      <text:p text:style-name="Standard">@KafkaListener(id="payment-service", topics = "payments-in")</text:p>
      <text:p text:style-name="Standard">@SendTo</text:p>
      <text:p text:style-name="Standard">@Transactional("kafkaTransactionManager")</text:p>
      <text:p text:style-name="Standard"><text:soft-page-break/>String processPayment(PaymentInformation paymentInformation ) throws PaymentException {</text:p>
      <text:p text:style-name="Standard">log.info("Receiving Payment Request with : " + paymentInformation);</text:p>
      <text:p text:style-name="Standard">if ( paymentInformation.getFromAccount() == null ||</text:p>
      <text:p text:style-name="Standard">paymentInformation.getToAccount() == null ) {</text:p>
      <text:p text:style-name="Standard">log.info("SKIPPING PROCESS of BadPaymentInfo ");</text:p>
      <text:p text:style-name="Standard">return "NOK";</text:p>
      <text:p text:style-name="Standard">}</text:p>
      <text:p text:style-name="Standard">return paymentService.processPayment(paymentInformation.getFromAccount(),</text:p>
      <text:p text:style-name="Standard">paymentInformation.getToAccount(), paymentInformation.getAmount());</text:p>
      <text:p text:style-name="Standard">}</text:p>
      <text:p text:style-name="Standard">Ré-effectuer le test précédentAtelier 8 : Tests</text:p>
      <text:p text:style-name="Standard">8.1 Test de la production</text:p>
      <text:p text:style-name="Standard">Dans le projet PositionService utiliser un serveur embarqué et envoyer un message via la classe</text:p>
      <text:p text:style-name="Standard">Service.</text:p>
      <text:p text:style-name="Standard">Utiliser KafkaTestUtil pour vérifier que le message a été envoyé</text:p>
      <text:p text:style-name="Standard">8.2 Test de la consommation</text:p>
      <text:p text:style-name="Standard">Dans le projet DeliveryService, utiliser un serveur embarqué et configurer un KafkaTemplate avec</text:p>
      <text:p text:style-name="Standard">le serveur embarqué associé.</text:p>
      <text:p text:style-name="Standard">Tester la consommation de messages</text:p>
      <text:p text:style-name="Standard">8.3 TestContainer</text:p>
      <text:p text:style-name="Standard">Effectuer le même test avec un container démarré via TestContainerAtelier 9: Sécurité</text:p>
      <text:p text:style-name="Standard">9.1 Séparation des échanges réseaux</text:p>
      <text:p text:style-name="Standard">Le fichier docker-compose sépare déjà sur des ports différents la communication contrôleurs,</text:p>
      <text:p text:style-name="Standard">brokers et client externe .</text:p>
      <text:p text:style-name="Standard">Visualisez la configuration bitnami des listeners</text:p>
      <text:p text:style-name="Standard">9.2 Accès via SSL au cluster</text:p>
      <text:p text:style-name="Standard">Redémarrer le cluster en utilisant la nouvelle version de docker-compose, le port EXTERNAL</text:p>
      <text:p text:style-name="Standard">utilise dorénavant SSL</text:p>
      <text:p text:style-name="Standard">Récupérer le répertoire SSL qui contient un keystore et un trustore self-signed pour localhost</text:p>
      <text:p text:style-name="Standard">Modifier docker-compose.yml afin que le répertoire ssl/mount soit correctement monté sur chaque</text:p>
      <text:p text:style-name="Standard">broker.</text:p>
      <text:p text:style-name="Standard">Démarrer le cluster et vérifier le certificat produit par le serveur :</text:p>
      <text:p text:style-name="Standard">openssl s_client -debug -connect localhost:9192 -tls1_2</text:p>
      <text:p text:style-name="Standard">Modifier les propriétés du client SpringProducer afin qu’il utilise le protocle SSL pour</text:p>
      <text:p text:style-name="Standard">communiquer</text:p>
      <text:p text:style-name="Standard">spring:</text:p>
      <text:p text:style-name="Standard">kafka:</text:p>
      <text:p text:style-name="Standard">bootstrap-servers: localhost:19092</text:p>
      <text:p text:style-name="Standard">ssl:</text:p>
      <text:p text:style-name="Standard">trust-store-location: file:///home/dthibau/Formations/Kafka/github/kafka-</text:p>
      <text:p text:style-name="Standard">solutions/ssl/mount/kafka.truststore.jks</text:p>
      <text:p text:style-name="Standard">trust-store-password: secret</text:p>
      <text:p text:style-name="Standard">Vérifier la production de message</text:p>
      <text:p text:style-name="Standard">9.3 Authentification avec SASL/PLAIN</text:p>
      <text:p text:style-name="Standard">9.3.1 Authentification inter-broker</text:p>
      <text:p text:style-name="Standard">Mettre au point un fichier kafka_server_jass.conf définissant 2 utilisateurs admin et alice et</text:p>
      <text:p text:style-name="Standard">indiquant que le serveur utilise l’identité admin comme suit :</text:p>
      <text:p text:style-name="Standard">KafkaServer {</text:p>
      <text:p text:style-name="Standard">org.apache.kafka.common.security.plain.PlainLoginModule required</text:p>
      <text:p text:style-name="Standard">username="admin"password="admin-secret"</text:p>
      <text:p text:style-name="Standard">user_admin="admin-secret"</text:p>
      <text:p text:style-name="Standard">user_alice="alice-secret";</text:p>
      <text:p text:style-name="Standard"><text:soft-page-break/>};Récupérer la nouvelle version de docker-compose et vérifier le montage de volume vers votre</text:p>
      <text:p text:style-name="Standard">fichier kafka_server_jaas.conf</text:p>
      <text:p text:style-name="Standard">Redémarrer le cluster et vérifier son bon démarrage</text:p>
      <text:p text:style-name="Standard">9.3.2 Authentification client</text:p>
      <text:p text:style-name="Standard">Configurer le projet OrderService pour qu’il s’authentifie avec l’utilisateur alice</text:p>
      <text:p text:style-name="Standard">Tester l’envoi de message, vérifier la bonne configuration du KafkaProducer et la production de</text:p>
      <text:p text:style-name="Standard">message</text:p>
      <text:p text:style-name="Standard">9.4 ACL</text:p>
      <text:p text:style-name="Standard">Visualiser la nouvelle configuration des brokers dans le nouveau docker-compose.yml</text:p>
      <text:p text:style-name="Standard">Démarrer le cluster.</text:p>
      <text:p text:style-name="Standard">Vérifier via Redpanda Console que le lien sécurité permet de créer des ACLs</text:p>
      <text:p text:style-name="Standard">Interdire à Alice la production de message et tester</text:p>
      <text:p text:style-name="Standard">9.5 Quotas</text:p>
      <text:p text:style-name="Standard">Se créer un ficier client-admin.properties permettant de se logger avec l’utilisateur admin</text:p>
      <text:p text:style-name="Standard">Définition d’un quota pour l’utilisateur alice</text:p>
      <text:p text:style-name="Standard">$KAFKA_DIST/bin/kafka-configs.sh --bootstrap-server localhost:9094 --alter --</text:p>
      <text:p text:style-name="Standard">add-config 'producer_byte_rate=1024,consumer_byte_rate=1024' --entity-type users</text:p>
      <text:p text:style-name="Standard">--entity-name alice --command-config client-admin-ssl.properties</text:p>
      <text:p text:style-name="Standard">Relancer une application et observer les messages d’erreurs produits</text:p>
      <text:p text:style-name="Standard">Supprimer les quotas :</text:p>
      <text:p text:style-name="Standard">$KAFKA_DIST/bin/kafka-configs.sh --bootstrap-server localhost:9094 --alter --</text:p>
      <text:p text:style-name="Standard">delete-config producer_byte_rate --entity-type users --entity-name alice --</text:p>
      <text:p text:style-name="Standard">command-config client-admin-ssl.properties$KAFKA_DIST/bin/kafka-configs.sh --</text:p>
      <text:p text:style-name="Standard">bootstrap-server localhost:9094 --alter --</text:p>
      <text:p text:style-name="Standard">delete-config consumer_byte_rate --entity-type users --entity-name alice --</text:p>
      <text:p text:style-name="Standard">command-config client-admin-ssl.propertie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de" style:family="paragraph" style:parent-style-name="Standard">
      <style:text-properties style:font-name="Courier New" fo:font-family="'Courier New'" style:font-family-generic="modern" style:font-pitch="fixed"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1T11:34:33.644791952</meta:creation-date>
    <dc:date>2025-07-22T15:15:32.890582860</dc:date>
    <meta:editing-duration>P1DT46M36S</meta:editing-duration>
    <meta:editing-cycles>5</meta:editing-cycles>
    <meta:generator>LibreOffice/24.2.7.2$Linux_X86_64 LibreOffice_project/420$Build-2</meta:generator>
    <meta:document-statistic meta:table-count="0" meta:image-count="0" meta:object-count="0" meta:page-count="21" meta:paragraph-count="882" meta:word-count="4581" meta:character-count="38626" meta:non-whitespace-character-count="34959"/>
  </office:meta>
</office:document-meta>
</file>